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none" officeooo:rsid="0005e867" officeooo:paragraph-rsid="0005e867" style:font-size-asian="17.5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fo:color="#ffffff" loext:opacity="100%" style:font-name="Segoe UI" fo:font-size="12pt" style:text-underline-style="none" officeooo:rsid="0005e867" officeooo:paragraph-rsid="0005e867" fo:background-color="#000000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color="#ffffff" loext:opacity="100%" style:font-name="Segoe UI" fo:font-size="12pt" style:text-underline-style="none" officeooo:rsid="0008c662" officeooo:paragraph-rsid="0008c662" fo:background-color="#000000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color="#ffffff" loext:opacity="100%" style:font-name="Segoe UI" fo:font-size="12pt" style:text-underline-style="none" officeooo:rsid="0009527c" officeooo:paragraph-rsid="0009527c" fo:background-color="#000000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color="#ffffff" loext:opacity="100%" officeooo:rsid="0009527c" officeooo:paragraph-rsid="0009527c" fo:background-color="#000000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Segoe UI" fo:font-size="12pt" style:text-underline-style="none" officeooo:rsid="0005e867" officeooo:paragraph-rsid="0005e867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Segoe UI" fo:font-size="12pt" style:text-underline-style="none" officeooo:rsid="00069651" officeooo:paragraph-rsid="00069651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Segoe UI" fo:font-size="12pt" style:text-underline-style="none" officeooo:rsid="0009527c" officeooo:paragraph-rsid="0009527c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08c662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9527c" officeooo:paragraph-rsid="0009527c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loext:opacity="100%" style:font-name="Segoe UI" fo:font-size="12pt" style:text-underline-style="none" officeooo:rsid="000d9101" officeooo:paragraph-rsid="000d9101" fo:background-color="#ffffff" style:font-size-asian="10.5pt" style:font-size-complex="12pt"/>
    </style:style>
    <style:style style:name="T1" style:family="text">
      <style:text-properties fo:font-variant="normal" fo:text-transform="none" fo:letter-spacing="normal" officeooo:rsid="00069651"/>
    </style:style>
    <style:style style:name="T2" style:family="text">
      <style:text-properties officeooo:rsid="00069651"/>
    </style:style>
    <style:style style:name="T3" style:family="text">
      <style:text-properties officeooo:rsid="00082af5"/>
    </style:style>
    <style:style style:name="T4" style:family="text">
      <style:text-properties style:font-name="Segoe UI" fo:font-size="12pt" style:text-underline-style="none" officeooo:rsid="0008c662" style:font-size-asian="10.5pt" style:font-size-complex="12pt"/>
    </style:style>
    <style:style style:name="T5" style:family="text">
      <style:text-properties style:font-name="Segoe UI" fo:font-size="12pt" style:text-underline-style="none" officeooo:rsid="00093a8a" style:font-size-asian="10.5pt" style:font-size-complex="12pt"/>
    </style:style>
    <style:style style:name="T6" style:family="text">
      <style:text-properties officeooo:rsid="000b2ffc"/>
    </style:style>
    <style:style style:name="T7" style:family="text">
      <style:text-properties officeooo:rsid="000eee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zemeler</text:p>
      <text:p text:style-name="P1"/>
      <text:list xml:id="list3828874051" text:style-name="L1">
        <text:list-item>
          <text:p text:style-name="P11">2x(Arduino Pro Mini) (18x2 TL)</text:p>
        </text:list-item>
        <text:list-item>
          <text:p text:style-name="P2">Arduino Motor Sürücü Shield (23,61 TL)</text:p>
        </text:list-item>
        <text:list-item>
          <text:p text:style-name="P6">GP Greencell 9V Pil</text:p>
        </text:list-item>
        <text:list-item>
          <text:p text:style-name="P2"><text:span text:style-name="T1">4X(6V </text:span><text:span text:style-name="T2">250 RPM Motor ve Tekerlek Seti ) (35,64 TL)</text:span></text:p>
        </text:list-item>
        <text:list-item>
          <text:p text:style-name="P7"><text:span text:style-name="T3">3X(</text:span>5x5 Delikli Pe<text:span text:style-name="T3">rtinaks Tek Yüzlü) (4,1 TL)</text:span></text:p>
        </text:list-item>
        <text:list-item>
          <text:p text:style-name="P3">(Erkek-Dişi),(Erkek-Erkek),(Dişi – Dişi) Jumper kablolar (5-10 TL)</text:p>
        </text:list-item>
        <text:list-item>
          <text:p text:style-name="P9"><text:span text:style-name="T4">2X(Tower Pro SG90 RC Mini (9gr) Servo Motor) (</text:span><text:span text:style-name="T5">25,64 </text:span><text:span text:style-name="T4">TL)</text:span></text:p>
        </text:list-item>
        <text:list-item>
          <text:p text:style-name="P4">2x(18650 3,7v 2200mAh Li-ion şarjlı Pil) (40,99 TL)</text:p>
        </text:list-item>
        <text:list-item>
          <text:p text:style-name="P8">2x(TP4056 3,7V 1S Lipo Şarj Aleti – 5V 1A Lithium Battery Charger)(3,12)</text:p>
        </text:list-item>
        <text:list-item>
          <text:p text:style-name="P4">2,7V 10F Süper kapasitör – Kondansatör Pil <text:span text:style-name="T7">(7,10x2)</text:span></text:p>
        </text:list-item>
        <text:list-item>
          <text:p text:style-name="P10">Klemens Çıkışlı DC Female Barrel Jack - DC Female Barrel to Wire Jack<text:span text:style-name="T6">(1,96)</text:span></text:p>
        </text:list-item>
        <text:list-item>
          <text:p text:style-name="P5">Klemens Girişli DC Barrel Jack - DC Barrel to Wire Jack<text:span text:style-name="T6">(1,96)</text:span></text:p>
        </text:list-item>
        <text:list-item>
          <text:p text:style-name="P10">1.5 V 100 mA Güneş Paneli - Solar Panel 52x27 mm<text:span text:style-name="T6">(8,91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6T11:00:30.601000000</meta:creation-date>
    <meta:print-date>2021-03-16T15:08:29.886000000</meta:print-date>
    <dc:date>2021-03-16T23:04:36.437000000</dc:date>
    <meta:editing-duration>PT3H7M45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4" meta:word-count="123" meta:character-count="704" meta:non-whitespace-character-count="605"/>
  </office:meta>
</office:document-meta>
</file>